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svg:stroke-width="0.051cm" svg:stroke-color="#eb613d" draw:marker-start-width="0.276cm" draw:marker-end-width="0.276cm" draw:fill="none" draw:textarea-horizontal-align="center" draw:textarea-vertical-align="middle" fo:padding-top="0.15cm" fo:padding-bottom="0.15cm" fo:padding-left="0.275cm" fo:padding-right="0.275cm"/>
    </style:style>
    <style:style style:name="gr3" style:family="graphic" style:parent-style-name="objectwithoutfill">
      <style:graphic-properties svg:stroke-width="0.051cm" svg:stroke-color="#b84747" draw:marker-start-width="0.276cm" draw:marker-end-width="0.276cm" draw:fill="none" draw:textarea-horizontal-align="center" draw:textarea-vertical-align="middle" fo:padding-top="0.15cm" fo:padding-bottom="0.15cm" fo:padding-left="0.275cm" fo:padding-right="0.275cm"/>
    </style:style>
    <style:style style:name="gr4" style:family="graphic" style:parent-style-name="objectwithoutfill">
      <style:graphic-properties svg:stroke-width="0.051cm" svg:stroke-color="#b80047" draw:marker-start-width="0.276cm" draw:marker-end-width="0.276cm" draw:fill="none" draw:textarea-horizontal-align="center" draw:textarea-vertical-align="middle" fo:padding-top="0.15cm" fo:padding-bottom="0.15cm" fo:padding-left="0.275cm" fo:padding-right="0.275cm"/>
    </style:style>
    <style:style style:name="gr5" style:family="graphic" style:parent-style-name="objectwithoutfill">
      <style:graphic-properties svg:stroke-width="0.051cm" svg:stroke-color="#99284c" draw:marker-start-width="0.276cm" draw:marker-end-width="0.276cm" draw:fill="none" draw:textarea-horizontal-align="center" draw:textarea-vertical-align="middle" fo:padding-top="0.15cm" fo:padding-bottom="0.15cm" fo:padding-left="0.275cm" fo:padding-right="0.275cm"/>
    </style:style>
    <style:style style:name="gr6" style:family="graphic" style:parent-style-name="objectwithoutfill">
      <style:graphic-properties svg:stroke-width="0.051cm" svg:stroke-color="#eb613d" draw:fill="none" draw:textarea-horizontal-align="center" draw:textarea-vertical-align="middle" fo:padding-top="0.15cm" fo:padding-bottom="0.15cm" fo:padding-left="0.275cm" fo:padding-right="0.275cm"/>
    </style:style>
    <style:style style:name="gr7" style:family="graphic" style:parent-style-name="objectwithoutfill">
      <style:graphic-properties svg:stroke-width="0.051cm" svg:stroke-color="#b84747" draw:fill="none" draw:textarea-horizontal-align="center" draw:textarea-vertical-align="middle" fo:padding-top="0.15cm" fo:padding-bottom="0.15cm" fo:padding-left="0.275cm" fo:padding-right="0.275cm"/>
    </style:style>
    <style:style style:name="gr8" style:family="graphic" style:parent-style-name="objectwithoutfill">
      <style:graphic-properties svg:stroke-width="0.051cm" svg:stroke-color="#ff3333" draw:fill="none" draw:textarea-horizontal-align="center" draw:textarea-vertical-align="middle" fo:padding-top="0.15cm" fo:padding-bottom="0.15cm" fo:padding-left="0.275cm" fo:padding-right="0.275cm"/>
    </style:style>
    <style:style style:name="gr9" style:family="graphic" style:parent-style-name="objectwithoutfill">
      <style:graphic-properties svg:stroke-width="0.051cm" svg:stroke-color="#99284c" draw:fill="none" draw:textarea-horizontal-align="center" draw:textarea-vertical-align="middle" fo:padding-top="0.15cm" fo:padding-bottom="0.15cm" fo:padding-left="0.275cm" fo:padding-right="0.275cm"/>
    </style:style>
    <style:style style:name="gr10" style:family="graphic" style:parent-style-name="objectwithoutfill">
      <style:graphic-properties svg:stroke-width="0.051cm" svg:stroke-color="#b80047" draw:fill="none" draw:textarea-horizontal-align="center" draw:textarea-vertical-align="middle" fo:padding-top="0.15cm" fo:padding-bottom="0.15cm" fo:padding-left="0.275cm" fo:padding-right="0.275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2.159cm" svg:x="2.651cm" svg:y="7.096cm">
          <text:p text:style-name="P1">Customers</text:p>
          <draw:enhanced-geometry svg:viewBox="0 0 21600 21600" draw:type="rectangle" draw:enhanced-path="M 0 0 L 21600 0 21600 21600 0 21600 0 0 Z N"/>
        </draw:custom-shape>
        <draw:custom-shape draw:style-name="gr1" draw:text-style-name="P1" draw:layer="layout" svg:width="3.302cm" svg:height="2.159cm" svg:x="12.684cm" svg:y="4.175cm">
          <draw:glue-point draw:id="4" svg:x="-3.461cm" svg:y="3.825cm"/>
          <draw:glue-point draw:id="5" svg:x="-1.923cm" svg:y="5.002cm"/>
          <draw:glue-point draw:id="6" svg:x="-4.615cm" svg:y="2.061cm" draw:escape-direction="down"/>
          <draw:glue-point draw:id="7" svg:x="-4.615cm" svg:y="3.825cm" draw:escape-direction="down"/>
          <draw:glue-point draw:id="8" svg:x="-4.23cm" svg:y="5.002cm"/>
          <text:p text:style-name="P1">Purchase </text:p>
          <text:p text:style-name="P1">History</text:p>
          <draw:enhanced-geometry svg:viewBox="0 0 21600 21600" draw:type="rectangle" draw:enhanced-path="M 0 0 L 21600 0 21600 21600 0 21600 0 0 Z N"/>
        </draw:custom-shape>
        <draw:custom-shape draw:style-name="gr1" draw:text-style-name="P1" draw:layer="layout" svg:width="4.826cm" svg:height="1.651cm" draw:transform="rotate (0.00698131700797648) translate (16.229cm 12.083cm)">
          <text:p text:style-name="P1">Demographics</text:p>
          <draw:enhanced-geometry svg:viewBox="0 0 21600 21600" draw:type="rectangle" draw:enhanced-path="M 0 0 L 21600 0 21600 21600 0 21600 0 0 Z N"/>
        </draw:custom-shape>
        <draw:custom-shape draw:style-name="gr1" draw:text-style-name="P1" draw:layer="layout" svg:width="3.302cm" svg:height="2.159cm" svg:x="0.746cm" svg:y="15.732cm">
          <text:p text:style-name="P1">Products</text:p>
          <draw:enhanced-geometry svg:viewBox="0 0 21600 21600" draw:type="rectangle" draw:enhanced-path="M 0 0 L 21600 0 21600 21600 0 21600 0 0 Z N"/>
        </draw:custom-shape>
        <draw:custom-shape draw:style-name="gr1" draw:text-style-name="P1" draw:layer="layout" svg:width="3.302cm" svg:height="2.159cm" svg:x="8.239cm" svg:y="19.923cm">
          <draw:glue-point draw:id="4" svg:x="-0.769cm" svg:y="-4.997cm"/>
          <draw:glue-point draw:id="5" svg:x="-1.538cm" svg:y="-4.997cm"/>
          <draw:glue-point draw:id="6" svg:x="-2.307cm" svg:y="-4.997cm"/>
          <draw:glue-point draw:id="7" svg:x="-3.076cm" svg:y="-4.997cm"/>
          <draw:glue-point draw:id="8" svg:x="0.769cm" svg:y="-4.997cm"/>
          <draw:glue-point draw:id="9" svg:x="1.923cm" svg:y="-4.997cm"/>
          <draw:glue-point draw:id="10" svg:x="2.692cm" svg:y="-4.997cm"/>
          <draw:glue-point draw:id="11" svg:x="3.461cm" svg:y="-4.997cm"/>
          <draw:glue-point draw:id="12" svg:x="1.153cm" svg:y="-4.409cm"/>
          <draw:glue-point draw:id="13" svg:x="0cm" svg:y="-3.821cm"/>
          <draw:glue-point draw:id="14" svg:x="-1.153cm" svg:y="-3.821cm"/>
          <draw:glue-point draw:id="15" svg:x="-1.923cm" svg:y="-3.821cm"/>
          <draw:glue-point draw:id="16" svg:x="-1.153cm" svg:y="-3.232cm"/>
          <draw:glue-point draw:id="17" svg:x="0cm" svg:y="-3.232cm"/>
          <draw:glue-point draw:id="18" svg:x="0.769cm" svg:y="-3.232cm"/>
          <draw:glue-point draw:id="19" svg:x="1.923cm" svg:y="-3.232cm"/>
          <draw:glue-point draw:id="20" svg:x="0cm" svg:y="-2.056cm"/>
          <text:p text:style-name="P1">Ratings</text:p>
          <draw:enhanced-geometry svg:viewBox="0 0 21600 21600" draw:type="rectangle" draw:enhanced-path="M 0 0 L 21600 0 21600 21600 0 21600 0 0 Z N"/>
        </draw:custom-shape>
        <draw:custom-shape draw:style-name="gr1" draw:text-style-name="P1" draw:layer="layout" svg:width="5.207cm" svg:height="4.826cm" svg:x="7.985cm" svg:y="11.541cm">
          <draw:glue-point draw:id="12" svg:x="-0.608cm" svg:y="-5cm"/>
          <draw:glue-point draw:id="13" svg:x="0.854cm" svg:y="-5cm"/>
          <draw:glue-point draw:id="14" svg:x="-1.096cm" svg:y="-4.21cm"/>
          <draw:glue-point draw:id="15" svg:x="-0.12cm" svg:y="-4.21cm"/>
          <draw:glue-point draw:id="16" svg:x="0.854cm" svg:y="-3.947cm"/>
          <draw:glue-point draw:id="17" svg:x="-0.12cm" svg:y="-3.421cm"/>
          <draw:glue-point draw:id="18" svg:x="1.83cm" svg:y="-4.473cm"/>
          <draw:glue-point draw:id="19" svg:x="-2.072cm" svg:y="4.473cm"/>
          <draw:glue-point draw:id="20" svg:x="-1.34cm" svg:y="4.736cm"/>
          <draw:glue-point draw:id="21" svg:x="-0.852cm" svg:y="5cm"/>
          <draw:glue-point draw:id="22" svg:x="0.61cm" svg:y="5cm"/>
          <draw:glue-point draw:id="23" svg:x="1.098cm" svg:y="5cm"/>
          <draw:glue-point draw:id="24" svg:x="1.586cm" svg:y="4.736cm"/>
          <draw:glue-point draw:id="25" svg:x="2.561cm" svg:y="4.473cm"/>
          <draw:glue-point draw:id="26" svg:x="1.83cm" svg:y="4.473cm"/>
          <draw:glue-point draw:id="27" svg:x="0.61cm" svg:y="4.736cm"/>
          <draw:glue-point draw:id="28" svg:x="-0.364cm" svg:y="4.736cm"/>
          <draw:glue-point draw:id="29" svg:x="-0.852cm" svg:y="4.736cm"/>
          <draw:glue-point draw:id="30" svg:x="-1.584cm" svg:y="4.21cm"/>
          <draw:glue-point draw:id="31" svg:x="-1.096cm" svg:y="4.21cm"/>
          <draw:glue-point draw:id="32" svg:x="0.122cm" svg:y="4.21cm"/>
          <draw:glue-point draw:id="33" svg:x="-0.364cm" svg:y="4.21cm"/>
          <draw:glue-point draw:id="34" svg:x="0.61cm" svg:y="4.21cm"/>
          <draw:glue-point draw:id="35" svg:x="1.342cm" svg:y="4.21cm"/>
          <draw:glue-point draw:id="36" svg:x="-0.364cm" svg:y="3.684cm"/>
          <text:p text:style-name="P1">Analysis </text:p>
          <text:p text:style-name="P1">&amp; Insight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2" draw:text-style-name="P1" draw:layer="layout" svg:width="3.567cm" svg:height="0.465cm" draw:transform="rotate (-2.72585522576542) translate (16.1916289523182cm 13.5785894189014cm)" svg:viewBox="0 0 3568 466" svg:d="m0 2c79-14 137 43 203 67s132 55 199 73c75 20 154 14 230 35 71 20 142 37 210 57 79 24 141 91 223 103 81 12 150 55 240 33 82-21 172-30 255-14 73 14 143 46 215 61 92 19 190 3 281 24 82 19 165 11 246 23 83 13 164-38 245-42s160-23 241-24c85-1 173-9 255-36 70-22 125-82 199-95 78-13 153 32 231 14l84-18 11 7">
          <text:p/>
        </draw:path>
        <draw:path draw:style-name="gr2" draw:text-style-name="P1" draw:layer="layout" svg:width="3.07cm" svg:height="2.248cm" draw:transform="rotate (0.90757121103688) translate (12.8839683164676cm 14.6148041008828cm)" svg:viewBox="0 0 3071 2249" svg:d="m0 5c81-23 142 42 207 74 75 38 152 80 234 100 92 22 165 77 251 104 88 29 174 63 256 103 67 33 118 92 181 129 75 44 135 110 217 145 83 36 163 86 236 140 61 46 123 93 177 147 52 53 117 94 171 148 52 52 98 113 147 169 45 53 82 116 136 160 57 48 115 98 170 149 54 50 109 100 168 144 67 49 108 119 151 187 37 56 70 123 128 159 67 41 105 106 173 140l56 39 12 7">
          <text:p/>
        </draw:path>
        <draw:path draw:style-name="gr2" draw:text-style-name="P1" draw:layer="layout" svg:width="2.881cm" svg:height="1.104cm" draw:transform="rotate (-0.163886416763423) translate (13.3544524172442cm 12.8369928847604cm)" svg:viewBox="0 0 2882 1105" svg:d="m0 1104c70 0 142 3 212 0 66-3 134-11 200-24 60-12 122-29 183-36 86-10 172-33 254-61 68-23 135-56 201-85 78-34 145-84 224-115 71-28 138-66 207-97 61-27 119-71 188-79 79-9 160-20 242-24 68-3 143-9 201-49 63-43 142-50 200-103 58-53 126-98 200-128 77-31 116-115 188-157l67-49 61-48 54-49">
          <text:p/>
        </draw:path>
        <draw:path draw:style-name="gr3" draw:text-style-name="P1" draw:layer="layout" svg:width="3.538cm" svg:height="2.004cm" draw:transform="rotate (0.857480261504652) translate (12.8984379175124cm 14.9130733034127cm)" svg:viewBox="0 0 3539 2005" svg:d="m0 3c83-3 172-12 247 32 78 46 172 51 255 80 90 30 188 49 260 110 61 51 139 67 210 85 85 23 171 56 250 97 71 37 143 78 217 109 79 33 174 23 248 68 71 43 143 86 220 116 79 30 148 70 219 113 56 34 105 85 143 141 55 82 171 74 246 134 57 45 122 82 175 134 56 55 125 92 182 146 58 55 126 102 186 155 59 53 136 85 185 151 45 61 108 107 154 169 40 54 89 102 135 152l7 10">
          <text:p/>
        </draw:path>
        <draw:path draw:style-name="gr3" draw:text-style-name="P1" draw:layer="layout" svg:width="3.228cm" svg:height="0.517cm" draw:transform="rotate (0.399505865781427) translate (13.116988816117cm 14.0829447450421cm)" svg:viewBox="0 0 3229 518" svg:d="m0 0c70 3 132 46 203 43 73-2 125 56 192 71 67 14 129 45 196 65 67 20 130 60 196 89 62 27 127 47 191 71 70 26 146-4 218 7 84 13 171 24 255 40 76 14 150 41 227 49 81 9 162 22 243 25 83 3 164 23 249 14 77-8 155 20 231 31 72 11 150 22 222 3 84-21 165-15 250-43 85-29 160-75 244-104l48-41 61-40 3-5">
          <text:p/>
        </draw:path>
        <draw:path draw:style-name="gr2" draw:text-style-name="P1" draw:layer="layout" svg:width="3.439cm" svg:height="0.146cm" draw:transform="rotate (0.288851991205007) translate (13.0636164142427cm 14.2585903732774cm)" svg:viewBox="0 0 3440 147" svg:d="m0 0c99 16 199 17 299 24 73 6 144 27 220 20 83-9 164 31 244 51 74 19 151 15 226 23 86 8 174 4 261 19 86 14 177 15 260-9 77-23 152-12 228-11 80 1 160 12 239-5 73-15 151-21 228-10 84 11 167 29 250 40 96 14 178-50 273-49 79 0 159 0 240-5s162 11 243 11c71-1 144 14 216 17l13-1">
          <text:p/>
        </draw:path>
        <draw:path draw:style-name="gr2" draw:text-style-name="P1" draw:layer="layout" svg:width="1.698cm" svg:height="2.547cm" draw:transform="rotate (-0.774577122036123) translate (14.9883898715162cm 11.8719306729887cm)" svg:viewBox="0 0 1699 2548" svg:d="m0 2547c76 3 150-13 223-30 71-17 148-29 207-85 51-49 107-94 160-143 51-48 99-103 153-151 52-46 97-101 145-154 53-59 54-139 105-199 56-66 107-139 155-212 45-70 81-147 129-216 42-61 91-120 121-189 29-66 89-117 115-184 29-75 65-143 83-220 18-80 66-154 80-235 15-87 16-172 8-264-7-80 29-163 8-243l-1-22">
          <text:p/>
        </draw:path>
        <draw:path draw:style-name="gr2" draw:text-style-name="P1" draw:layer="layout" svg:width="4.357cm" svg:height="0.599cm" draw:transform="skewX (0.140673537710716) rotate (0.568628270299645) translate (12.6418806635907cm 15.1877881411078cm)" svg:viewBox="0 0 4358 600" svg:d="m0 40c111 3 225 4 335-9 91-11 184-21 275-6 95 15 196-25 289-3 99 24 181-23 279-2 97 21 202 7 298-13 95-20 174 10 260 24 87 15 175 13 261 11 96-3 195-5 290 6 90 9 178 27 268 49 74 18 147 45 221 64 85 21 173 42 261 44 92 2 186 3 275 28 83 24 179 30 251 79 64 44 131 62 201 92 81 35 155 75 244 90 76 13 151 40 226 68l61 32 63 6">
          <text:p/>
        </draw:path>
        <draw:path draw:style-name="gr4" draw:text-style-name="P1" draw:layer="layout" svg:width="0.613cm" svg:height="3.1cm" draw:transform="rotate (-1.27094876130322) translate (16.1758437279161cm 12.8484409544959cm)" svg:viewBox="0 0 614 3101" svg:d="m0 3094c78 29 132-45 171-98 38-52 83-103 113-160 33-60 57-126 82-189 24-61 35-126 55-191 21-67 46-130 70-195 23-64 49-126 62-193 14-66 33-134 41-203 7-67 21-132 20-201-2-83-13-168-25-250-13-81-1-167-11-249-10-79-17-160-38-237-21-80-27-165-47-247-20-84-68-162-94-244-28-87-52-178-55-271l-5-71-6-71 6-24">
          <text:p/>
        </draw:path>
        <draw:path draw:style-name="gr5" draw:text-style-name="P1" draw:layer="layout" svg:width="3.713cm" svg:height="1.051cm" draw:transform="rotate (0.60789817846951) translate (13.0261271962191cm 14.6190709629919cm)" svg:viewBox="0 0 3714 1052" svg:d="m0 3c98-9 196 4 292 14 99 10 198 40 293 74 80 28 166 15 249 22 76 6 155 20 228 43 70 23 144 44 216 67 79 24 163 0 240 39 71 36 155 39 233 57 79 17 158 42 233 74 77 33 160 49 241 74 67 21 126 66 190 100 66 35 130 80 199 109 77 32 154 64 245 53 86-11 173 26 251 65 71 36 153 49 232 65 71 15 144 29 211 62 56 28 130 52 156 119l5 12">
          <text:p/>
        </draw:path>
        <draw:path draw:style-name="gr3" draw:text-style-name="P1" draw:layer="layout" svg:width="3.853cm" svg:height="0.488cm" draw:transform="rotate (0.114493598930806) translate (13.0362624792496cm 13.8632811177052cm)" svg:viewBox="0 0 3854 489" svg:d="m0 489c94-2 188-20 281-33 89-12 175-47 263-63 76-13 154-15 230-29 79-14 163-19 242-32 76-13 154-17 230-29 72-12 146-21 220-19 76 3 155 4 229-10 79-15 156-38 233-60 69-21 144-16 216-27 85-13 166-46 247-74 78-26 161-51 243-50 83 0 150-48 232-42 72 5 147 11 220 7 90-6 182-9 274-10 89-2 180-20 270-18 64 1 132 0 197 18l27 14">
          <text:p/>
        </draw:path>
        <draw:path draw:style-name="gr2" draw:text-style-name="P1" draw:layer="layout" svg:width="3.305cm" svg:height="1.696cm" draw:transform="rotate (0.679107611950865) translate (13.0564381354757cm 14.4041874633472cm)" svg:viewBox="0 0 3306 1697" svg:d="m0 2c90-11 175 26 250 70 65 38 128 85 215 77 92-9 190 5 277 38 63 24 128 49 189 84 59 34 122 63 183 96 74 39 157 63 230 103 71 39 145 75 208 124 58 44 123 77 187 110 62 33 128 68 197 85 75 18 147 43 216 76 69 34 153 37 218 82 62 42 129 76 196 110 67 33 135 58 206 85 64 24 124 73 159 134 39 66 108 99 159 151 46 46 76 104 125 149l49 46 39 62 3 13">
          <text:p/>
        </draw:path>
        <draw:path draw:style-name="gr3" draw:text-style-name="P1" draw:layer="layout" svg:width="3.081cm" svg:height="1.034cm" draw:transform="rotate (0.0548033385126116) translate (13.0762580746991cm 13.1484330210725cm)" svg:viewBox="0 0 3082 1035" svg:d="m0 1031c84 21 162-36 244-39 72-3 139-36 214-34 65 2 131-7 197 7 84 19 154-26 232-41 71-14 136-80 220-63 79 16 163 1 244-8 65-8 123 29 190 11 69-19 145-24 211-52 70-29 143-37 212-60 71-22 152-4 223-24 74-21 148-23 217-57 76-37 142-89 216-132 79-46 51-141 154-160 75-13 175-55 177-153 2-86 111-108 111-192l20-34">
          <text:p/>
        </draw:path>
        <draw:path draw:style-name="gr4" draw:text-style-name="P1" draw:layer="layout" svg:width="3.781cm" svg:height="0.608cm" draw:transform="rotate (0.355174502780779) translate (13.0694016613599cm 14.4136114393161cm)" svg:viewBox="0 0 3782 609" svg:d="m0 0c73 4 145 17 216 25 87 11 176-11 263-9 81 1 163-18 243 5 86 24 174 9 261 30 74 19 155 0 231 14 74 13 149 8 225 9 89 2 178-2 267-1 76 0 155 16 232 21s153 20 229 26c71 5 140 12 209 28 69 16 140 36 204 69s140 48 202 87c55 34 120 54 185 56 68 3 139 0 205 20 66 19 135 29 198 57 60 27 125 37 187 64 58 26 117 48 175 73l50 35v0">
          <text:p/>
        </draw:path>
        <draw:path draw:style-name="gr5" draw:text-style-name="P1" draw:layer="layout" svg:width="2.824cm" svg:height="2.669cm" draw:transform="rotate (-0.7853981633973) translate (9.66179251419428cm 16.1552074858057cm)" svg:viewBox="0 0 2825 2670" svg:d="m0 14c109 13 217-25 327-11 114 15 234 17 343 70 88 43 198 33 279 109 70 65 168 92 253 137 87 47 208 34 263 137 38 71-11 194 127 212 99 13 142 125 232 178 83 49 188 51 248 132 51 69 66 161 121 227 54 66 134 115 179 190 44 72 83 163 163 195 116 46 71 175 137 242 86 88 23 203 74 306 45 88 92 184 68 290l11 105-26 90-6 47">
          <text:p/>
        </draw:path>
        <draw:path draw:style-name="gr3" draw:text-style-name="P1" draw:layer="layout" svg:width="3.671cm" svg:height="1.272cm" draw:transform="rotate (-1.99176974237555) translate (12.3649020530933cm 16.7025315109292cm)" svg:viewBox="0 0 3672 1273" svg:d="m0 1151c123-6 244 13 359 52 114 40 222 43 332 31 127-14 234 37 352 39 112 2 211-63 308-114 101-53 214-70 318-110 80-30 163-45 244-76 104-39 189-119 296-141 89-19 164-62 238-107 82-50 166-85 256-122 93-38 202-8 304-14 100-6 191-53 271-106 94-61 182-136 263-215 67-65 133-151 131-254l-7-14">
          <text:p/>
        </draw:path>
        <draw:path draw:style-name="gr3" draw:text-style-name="P1" draw:layer="layout" svg:width="3.461cm" svg:height="1.797cm" draw:transform="rotate (-2.29283903834452) translate (12.7969919429835cm 17.4500416300916cm)" svg:viewBox="0 0 3462 1798" svg:d="m0 1798c103-12 208 15 308-13 113-31 233-39 349-31 102 7 192-46 280-88 97-45 165-123 269-157 91-29 165-98 243-153 76-54 149-115 222-176s159-90 240-133c83-44 176-76 242-142 63-63 147-80 215-140 71-63 142-151 242-154 100-4 201-6 293-40s180-79 272-119c83-37 147-112 221-166l53-87-3-116 16-83">
          <text:p/>
        </draw:path>
        <draw:path draw:style-name="gr3" draw:text-style-name="P1" draw:layer="layout" svg:width="3.216cm" svg:height="2.36cm" draw:transform="rotate (-0.848753615244682) translate (10.0204294698265cm 16.1408148863319cm)" svg:viewBox="0 0 3217 2361" svg:d="m0 14c123 22 244-23 369-12 104 9 212 25 310 64 86 33 166 90 256 116 114 33 229-30 344 5 81 25 203 29 234 127 25 77 76 143 139 192 71 54 132 122 192 189 67 74 98 174 149 260 51 88 112 171 169 258 52 80 134 106 196 173 59 63 124 121 196 172 77 55 156 107 227 171 72 64 90 171 158 238 70 68 122 147 178 226l36 72 52 76 12 20">
          <text:p/>
        </draw:path>
        <draw:path draw:style-name="gr3" draw:text-style-name="P1" draw:layer="layout" svg:width="3.046cm" svg:height="2.439cm" draw:transform="rotate (-2.34292998787675) translate (12.8137769181236cm 17.9320668347973cm)" svg:viewBox="0 0 3047 2440" svg:d="m0 2437c110 14 219-19 322-55 92-32 176-100 276-101 116-2 169-120 271-139 110-20 165-108 254-154 94-49 193-89 282-150 73-51 138-115 197-181 59-66 131-124 208-171 84-52 175-96 255-155 65-49 119-113 171-177 49-61 98-127 161-178 67-53 110-126 176-182 77-65 141-147 209-223 60-67 126-135 161-220 34-83 75-168 87-262l17-89">
          <text:p/>
        </draw:path>
        <draw:path draw:style-name="gr4" draw:text-style-name="P1" draw:layer="layout" svg:width="3.219cm" svg:height="2.272cm" draw:transform="rotate (-2.3561944901919) translate (13.273999999999cm 17.7379999999938cm)" svg:viewBox="0 0 3220 2273" svg:d="m0 2234c119-19 226 49 342 37 138-14 279-31 417-47 118-14 236-41 347-84 83-32 182-22 254-84 65-58 129-120 200-169 87-62 201-70 300-111 89-36 150-119 211-190 58-67 124-122 190-180 84-73 176-138 253-220 65-70 157-103 210-180 63-91 169-118 243-200 59-66 112-136 153-216 41-82 104-164 99-258s-21-197-78-280l-11-52">
          <text:p/>
        </draw:path>
        <draw:path draw:style-name="gr3" draw:text-style-name="P1" draw:layer="layout" svg:width="4.024cm" svg:height="0.748cm" draw:transform="rotate (-1.5707963267946) translate (10.6623994561648cm 16.1799999999989cm)" svg:viewBox="0 0 4025 749" svg:d="m0 749c109 3 185-97 239-179 60-91 141-173 238-231 77-46 160-84 246-112 85-27 177-34 261-74 95-45 203-62 306-90 93-25 187-31 283-44 88-12 179-27 268-15 97 13 200-18 291 22 115 51 236 93 357 127 92 26 188 41 284 45 104 5 208 42 313 44 102 2 195 33 298 38 94 5 190 9 283 29 86 19 180 0 253 67l75 45 30 75v7">
          <text:p/>
        </draw:path>
        <draw:path draw:style-name="gr3" draw:text-style-name="P1" draw:layer="layout" svg:width="3.557cm" svg:height="1.707cm" draw:transform="rotate (-2.16228841029537) translate (12.0831014173584cm 17.1768936635198cm)" svg:viewBox="0 0 3558 1708" svg:d="m0 1707c111 10 210-47 307-89 83-37 153-94 228-144 86-57 174-115 260-174 80-55 169-92 249-150 63-45 127-98 202-127 102-39 183-110 278-160 81-42 149-106 225-160 71-49 157-52 230-100 78-51 165-92 247-139 77-45 143-108 219-156 75-47 157-85 231-138 69-50 128-121 216-145 114-32 227 6 343 3 89-3 190 23 269-28h54">
          <text:p/>
        </draw:path>
        <draw:path draw:style-name="gr3" draw:text-style-name="P1" draw:layer="layout" svg:width="4.065cm" svg:height="0.582cm" draw:transform="rotate (-1.72508343267087) translate (10.8686536814771cm 16.2475274561954cm)" svg:viewBox="0 0 4066 583" svg:d="m0 583c89 0 178-19 266-35 102-18 206-39 306-70 103-31 209-48 310-93 85-38 186-37 280-44 90-6 184-9 276-20 95-10 184-63 281-82 92-18 184-35 278-50 96-15 190-45 284-66 86-20 176-48 268-27 100 24 207 24 311 11 100-11 200-41 300-61 91-19 186-35 280-44 89-8 181 10 272 10 118 0 179 112 273 154l81 33v0">
          <text:p/>
        </draw:path>
        <draw:path draw:style-name="gr4" draw:text-style-name="P1" draw:layer="layout" svg:width="3.696cm" svg:height="1.06cm" draw:transform="rotate (-1.35053577519296) translate (10.1629929065883cm 16.2161060160929cm)" svg:viewBox="0 0 3697 1061" svg:d="m0 4c88-11 176 4 265 13 91 10 185-29 278-13 85 14 173 11 259 35 75 21 154 37 235 45 98 9 195-17 294-19 87-1 167 28 252 34 109 8 205 67 305 106 113 46 232 77 354 87 92 7 185 14 278 24 91 10 180 35 269 60 94 27 182 71 273 108 90 36 161 105 240 160 78 54 160 105 239 161 80 57 128 148 152 240l4 16">
          <text:p/>
        </draw:path>
        <draw:path draw:style-name="gr3" draw:text-style-name="P1" draw:layer="layout" svg:width="0.689cm" svg:height="3.934cm" svg:x="10.652cm" svg:y="16.242cm" svg:viewBox="0 0 690 3935" svg:d="m690 0c-86 95-153 205-231 305-98 126-156 277-231 418-51 95-20 183-52 275-34 96-14 198-23 299-9 99-15 200-37 298-24 107-40 217-45 328-5 100-4 203-7 305-3 97-15 193-8 291 6 91 35 186 15 276-38 171-103 338-52 521 28 101 34 210 67 313 29 91 67 182 112 269l45 37">
          <text:p/>
        </draw:path>
        <draw:path draw:style-name="gr2" draw:text-style-name="P1" draw:layer="layout" svg:width="1.365cm" svg:height="0.526cm" draw:transform="rotate (-1.87221468861396) translate (10.9076308796132cm 16.3662634249007cm)" svg:viewBox="0 0 1366 527" svg:d="m0 526c110 8 210-43 312-73 87-25 178-49 264-82 79-30 159-62 234-104 79-44 165-84 253-110 78-23 147-63 220-100l83-57v0">
          <text:p/>
        </draw:path>
        <draw:path draw:style-name="gr3" draw:text-style-name="P1" draw:layer="layout" svg:width="3.868cm" svg:height="1.006cm" draw:transform="rotate (-1.35053577519296) translate (10.0355084889067cm 16.0757775638862cm)" svg:viewBox="0 0 3869 1007" svg:d="m0 340c92 18 176-21 268-33s188 2 271-53c85-55 182-95 275-137 83-37 179-35 266-62 82-26 171-72 263-49 84 21 171 4 262 21 111 20 216 41 322 64 98 21 201-1 299 29 84 26 174 43 261 66 80 22 160 54 242 77 83 24 165 57 251 72 106 18 176 109 252 171 72 58 146 118 222 171 90 64 200 89 284 163l69 69 55 89 7 9">
          <text:p/>
        </draw:path>
        <draw:path draw:style-name="gr4" draw:text-style-name="P1" draw:layer="layout" svg:width="3.378cm" svg:height="1.562cm" draw:transform="rotate (-2.03453030904941) translate (12.199600934345cm 16.9954508280066cm)" svg:viewBox="0 0 3379 1563" svg:d="m0 1557c89-10 184 28 267-17 72-39 149-66 223-103 75-37 157-69 240-88 83-18 161-56 240-86 82-30 148-92 230-123s150-81 234-117c81-34 163-58 243-97 75-36 166-20 240-69 87-58 174-120 273-154 94-32 201-37 287-93 73-47 159-69 237-110 77-41 149-89 225-130 73-40 148-84 228-114 85-32 143-106 183-183l29-73">
          <text:p/>
        </draw:path>
        <draw:path draw:style-name="gr6" draw:text-style-name="P1" draw:layer="layout" svg:width="6.022cm" svg:height="0.801cm" draw:transform="rotate (-1.89246050793709) translate (13.3076953779044cm 6.20450997387723cm)" svg:viewBox="0 0 6023 802" svg:d="m0 606c154-35 311 9 466-76 149-82 320-120 489-148 164-27 318-95 476-142 148-45 292-108 446-133 149-25 295-71 448-85 167-15 332 16 503-10 156-23 316-7 476 0 172 7 345 44 518 34 225-13 406 88 614 127 191 36 378 94 561 162 189 71 386 106 551 229l180 66 176 101 119 71">
          <text:p/>
        </draw:path>
        <draw:path draw:style-name="gr6" draw:text-style-name="P1" draw:layer="layout" svg:width="5.603cm" svg:height="2.47cm" draw:transform="rotate (-2.16385920662216) translate (15.6090432892557cm 7.69505673200429cm)" svg:viewBox="0 0 5604 2471" svg:d="m0 2471c173-32 349-11 521-61 166-47 335-90 508-107 175-17 356-29 525-81 170-53 326-41 496-99 163-56 291-128 466-168 165-39 320-96 487-112 192-18 388-50 566-128 156-68 315-119 471-189 138-62 274-130 407-202 131-72 257-157 391-228 156-83 219-238 357-331 140-94 242-246 264-414l58-184 83-146 4-21">
          <text:p/>
        </draw:path>
        <draw:path draw:style-name="gr6" draw:text-style-name="P1" draw:layer="layout" svg:width="3.961cm" svg:height="4.64cm" draw:transform="rotate (-2.72341176481144) translate (15.6920410660401cm 10.5678367841628cm)" svg:viewBox="0 0 3962 4641" svg:d="m0 4622c210 84 292-136 455-209 171-77 325-179 477-298 133-104 270-200 376-326 108-129 229-234 340-359 108-121 210-242 334-345 140-118 242-275 352-420 94-124 172-262 258-395 90-141 199-277 332-379 129-99 203-236 265-375 66-148 178-260 245-401 65-136 135-271 170-419 38-163 128-308 229-441l74-131 55-124">
          <text:p/>
        </draw:path>
        <draw:path draw:style-name="gr6" draw:text-style-name="P1" draw:layer="layout" svg:width="6.112cm" svg:height="0.651cm" draw:transform="rotate (-1.89246050793709) translate (13.4900403210558cm 6.24528851753036cm)" svg:viewBox="0 0 6113 652" svg:d="m0 640c171 57 286-93 423-157s286-95 423-157c153-68 319-56 476-95 170-42 342-82 513-124 150-36 306-61 466-28 167 35 343-9 513-28 158-17 315-40 475-48 174-9 340 18 514 19 159 1 309-39 471-14 169 27 341 53 513 67 182 14 344 109 528 109 157 0 316-21 475 0l191 47 132 67">
          <text:p/>
        </draw:path>
        <draw:path draw:style-name="gr6" draw:text-style-name="P1" draw:layer="layout" svg:width="5.892cm" svg:height="0.545cm" draw:transform="rotate (-1.89246050793709) translate (13.3843190178858cm 6.36076904067822cm)" svg:viewBox="0 0 5893 546" svg:d="m0 44c142-9 284-5 426-9 135-4 267-8 403 0 146 8 280-35 422-19 144 15 288-11 431 4 132 13 268 3 401 0 150-4 300 1 451-17 164-19 322 50 482 81 158 30 315 3 472 4 138 2 263-41 398-52 137-12 287-44 418 8 141 56 294 46 435 96 163 58 327 125 490 186 157 58 302 163 475 177l144 32 45 11">
          <text:p/>
        </draw:path>
        <draw:path draw:style-name="gr6" draw:text-style-name="P1" draw:layer="layout" svg:width="2.192cm" svg:height="1.089cm" draw:transform="rotate (-2.28830118228933) translate (13.9068753118071cm 7.04772952386843cm)" svg:viewBox="0 0 2193 1090" svg:d="m0 1086c146 21 289-35 405-118 106-75 186-194 322-230 128-34 248-97 363-164s232-134 356-192c131-63 249-153 376-228l122-72 130-45 119-37">
          <text:p/>
        </draw:path>
        <draw:path draw:style-name="gr6" draw:text-style-name="P1" draw:layer="layout" svg:width="5.939cm" svg:height="1.479cm" draw:transform="rotate (-2.07868713912485) translate (14.5409733102001cm 6.95408444801648cm)" svg:viewBox="0 0 5940 1480" svg:d="m0 1458c165 82 244-99 407-81 130 14 249-93 382-96 145-4 265-106 406-109 146-3 280-39 419-59s280-33 418-86c127-50 273-37 406-81 133-44 256-73 389-86 169-17 340-41 496-102 124-47 253-80 369-147s255-61 377-108c136-51 276-86 417-115 133-27 245-105 388-114 145-8 287-60 428-93 125-29 238-92 358-141l124-40 151 63 5 10">
          <text:p/>
        </draw:path>
        <draw:path draw:style-name="gr7" draw:text-style-name="P1" draw:layer="layout" svg:width="5.583cm" svg:height="1.784cm" draw:transform="rotate (-1.5707963267946) translate (12.8513429840499cm 6.35999999999988cm)" svg:viewBox="0 0 5584 1785" svg:d="m0 80c130 25 253-58 381-38 134 21 262-9 395 0 136 10 268-60 407-38 144 23 289 53 432 89 139 35 275 98 420 102 189 6 349 114 534 152 182 38 366 71 547 115 141 35 281 70 420 114 135 43 271 92 394 166 142 86 255 229 433 254 156 22 254 170 394 229 139 59 284 115 407 204 144 104 244 259 395 356h25">
          <text:p/>
        </draw:path>
        <draw:path draw:style-name="gr7" draw:text-style-name="P1" draw:layer="layout" svg:width="6.028cm" svg:height="1.756cm" draw:transform="rotate (-1.70483761334774) translate (12.951639592609cm 5.987742666721cm)" svg:viewBox="0 0 6029 1757" svg:d="m0 260c137 3 272-16 405-43 125-25 254-27 376-62 129-38 268-20 385-104 125-89 278-35 418-31 133 4 266-6 398-2 162 5 332-18 483 63 151 80 323 84 484 63 145-20 273-5 412 9 147 14 279-44 425 7 152 54 309 103 458 169 140 63 273 140 413 201 157 69 318 133 455 234 160 119 314 241 472 359 129 96 242 220 294 372l67 120 81 117 3 25">
          <text:p/>
        </draw:path>
        <draw:path draw:style-name="gr7" draw:text-style-name="P1" draw:layer="layout" svg:width="3.756cm" svg:height="5.162cm" draw:transform="rotate (-2.8223719333995) translate (15.7142149348514cm 11.2359471082275cm)" svg:viewBox="0 0 3757 5163" svg:d="m0 5163c162-53 322 41 479-111 116-113 271-183 381-302s267-183 370-307c102-123 261-174 345-314 72-120 179-213 257-330 80-121 178-233 252-359 80-136 172-266 264-395 94-132 165-276 321-363 143-79 210-246 288-387 65-117 141-228 197-350 57-123 109-248 152-379 42-128 120-245 152-378 31-129 104-241 135-371 30-123 97-236 145-354 53-134-43-265 10-398l9-65">
          <text:p/>
        </draw:path>
        <draw:path draw:style-name="gr7" draw:text-style-name="P1" draw:layer="layout" svg:width="6.035cm" svg:height="1.985cm" draw:transform="rotate (-2.22948358649714) translate (15.10462380025cm 7.34860642532681cm)" svg:viewBox="0 0 6036 1986" svg:d="m0 1970c174 61 295-67 465-86 154-17 307-40 454-78 150-39 301-52 449-106 131-48 259-104 376-179 117-74 255-112 377-179 117-64 243-126 380-133 153-8 303-50 449-106 125-48 237-108 371-143 143-38 283-96 412-174 133-81 271-155 417-210 135-51 277-108 428-91 162 18 306-81 465-85 165-5 295-93 430-172 131-79 273-21 379-134l109-67 75-27">
          <text:p/>
        </draw:path>
        <draw:path draw:style-name="gr7" draw:text-style-name="P1" draw:layer="layout" svg:width="6.081cm" svg:height="0.717cm" draw:transform="rotate (-1.69750723048936) translate (13.1203363055151cm 6.16814521891475cm)" svg:viewBox="0 0 6082 718" svg:d="m0 96c136 5 270-27 404-51 128-23 262-26 393-37 139-13 272-6 410-2 144 3 289-27 426 23 157 58 328 77 496 65 127-9 261-33 384 3 133 38 262 105 400 115 148 10 293 25 421 87 154 74 314 59 476 106s331 68 480 145c151 78 304 150 468 158 166 7 333 18 501 0 134-13 234-90 367-136 140-49 253 7 378-48l78 3">
          <text:p/>
        </draw:path>
        <draw:path draw:style-name="gr6" draw:text-style-name="P1" draw:layer="layout" svg:width="4.241cm" svg:height="1.874cm" draw:transform="rotate (0.583812634791993) translate (4.026cm 16.073cm)" svg:viewBox="0 0 4242 1875" svg:d="m0 0c112 10 225 8 337 19 111 11 213 57 318 85 111 30 214 73 328 104 131 36 257 90 384 140 110 43 228 71 332 130 116 66 250 98 368 163 116 65 241 121 368 163 120 40 253 36 372 88 102 45 208 83 308 135 97 50 188 114 281 175 92 61 187 118 271 190 79 66 163 130 244 196 88 71 186 132 263 219l68 68v0">
          <text:p/>
        </draw:path>
        <draw:path draw:style-name="gr7" draw:text-style-name="P1" draw:layer="layout" svg:width="4.195cm" svg:height="1.989cm" svg:x="3.912cm" svg:y="13.739cm" svg:viewBox="0 0 4196 1990" svg:d="m0 1985c103-1 209 11 312 0 100-11 200-13 302-19 101-6 202-11 303-19 109-9 224-4 330-38s212-57 322-85c103-26 209-43 312-66 107-24 212-65 321-85s229-28 321-104c84-70 182-128 284-170 123-51 219-145 330-217 103-67 194-153 284-237 96-89 160-211 255-302 96-92 163-197 246-293 86-99 151-218 255-302l19-48">
          <text:p/>
        </draw:path>
        <draw:path draw:style-name="gr6" draw:text-style-name="P1" draw:layer="layout" svg:width="1.213cm" svg:height="4.908cm" draw:transform="rotate (1.5707963267946) translate (4.0493815141208cm 16.517cm)" svg:viewBox="0 0 1214 4909" svg:d="m0 14c165-73 160 168 245 237 107 87 136 244 236 340 93 89 159 202 199 321 43 126 100 250 161 369 53 103 100 210 132 321s73 219 104 331c29 103 53 212 56 321 3 115 5 232 10 349 5 112 42 216 28 331-13 106 5 215 19 321 14 107 9 214 19 322 10 105 1 215 0 321-1 113 9 227-9 340-16 102-24 206-48 312-26 114-121 184-132 302l-28 57">
          <text:p/>
        </draw:path>
        <draw:path draw:style-name="gr6" draw:text-style-name="P1" draw:layer="layout" svg:width="4.446cm" svg:height="2.39cm" draw:transform="rotate (0.722915376175915) translate (3.95628461955997cm 16.2589221719465cm)" svg:viewBox="0 0 4447 2391" svg:d="m0 4c131-22 240 48 360 79 112 29 192 125 293 182 106 60 188 160 312 188 104 24 195 81 290 129 104 52 212 102 317 154 102 51 215 58 326 73 115 16 214 73 321 108 117 37 223 104 338 146 119 45 199 145 295 222 94 76 209 123 306 196 104 77 207 157 310 235 98 73 199 144 301 215 92 63 198 96 285 163s189 116 272 191l92 68 29 38">
          <text:p/>
        </draw:path>
        <draw:path draw:style-name="gr7" draw:text-style-name="P1" draw:layer="layout" svg:width="4.453cm" svg:height="1.043cm" draw:transform="rotate (0.11938052083639) translate (3.71362662191934cm 14.8274676583008cm)" svg:viewBox="0 0 4454 1044" svg:d="m0 1036c118 10 239 15 353-15 113-30 225-41 338-35 96 5 193 22 293 16 107-7 212 34 320 28 118-7 229-53 343-82 109-27 218-30 329-47 101-15 204-13 307-19 101-6 205-25 307-21 124 5 223-77 320-133 111-63 233-107 345-168 102-56 216-62 324-94 131-39 235-130 356-186 114-53 249-56 358-128l77-87 84-65">
          <text:p/>
        </draw:path>
        <draw:path draw:style-name="gr6" draw:text-style-name="P1" draw:layer="layout" svg:width="4.719cm" svg:height="1.235cm" draw:transform="rotate (0.522377045121804) translate (3.88294148698264cm 16.0341614178309cm)" svg:viewBox="0 0 4720 1236" svg:d="m0 2c123-11 244 24 361 54 109 29 225 46 329 92 110 48 224 83 340 109 115 26 230 64 347 80 120 15 236 54 350 92 106 35 213 73 320 108 112 36 224 74 336 117 108 42 230 48 338 96 111 50 227 28 339 54 118 26 240-8 359 20 115 29 232 57 351 72 109 14 211 63 317 95 108 33 223 4 326 57 88 46 174 101 262 151l45 37">
          <text:p/>
        </draw:path>
        <draw:path draw:style-name="gr6" draw:text-style-name="P1" draw:layer="layout" svg:width="5.379cm" svg:height="1.897cm" draw:transform="rotate (0.117111592808797) translate (3.07618096262454cm 13.9515823738512cm)" svg:viewBox="0 0 5380 1898" svg:d="m0 1813c100-30 181 39 281 42 106 3 214 19 321 19 95-1 189 29 283 24 119-6 234-4 352-6 122-2 240-29 359-54 121-24 244-24 362-81 98-47 218-43 326-28 124 17 231-54 336-103 107-51 226-69 344-93 138-27 278-53 404-123 104-58 210-120 315-173 106-52 208-112 307-173 111-69 196-173 305-249 104-73 223-116 311-220 83-99 228-128 313-230 79-97 204-147 276-253l105-73 80-39">
          <text:p/>
        </draw:path>
        <draw:path draw:style-name="gr6" draw:text-style-name="P1" draw:layer="layout" svg:width="4.362cm" svg:height="3.386cm" draw:transform="rotate (-0.156556033903862) translate (3.95805057983639cm 12.5766841762389cm)" svg:viewBox="0 0 4363 3387" svg:d="m0 3387c104-9 204-44 305-68 101-24 196-72 302-86 114-14 222-56 329-99 98-40 194-95 298-114 113-21 195-80 296-124s201-80 294-141c99-66 208-118 318-166 124-54 218-154 338-215 131-67 185-218 286-314 89-84 178-171 277-244 101-74 203-151 286-247 83-94 171-182 253-278 83-97 209-162 261-281s134-204 199-318c63-111 107-225 189-317s50-203 67-307l65-68">
          <text:p/>
        </draw:path>
        <draw:path draw:style-name="gr7" draw:text-style-name="P1" draw:layer="layout" svg:width="2.57cm" svg:height="4.128cm" draw:transform="rotate (1.43832583656826) translate (4.04313020438528cm 17.0458840989938cm)" svg:viewBox="0 0 2571 4129" svg:d="m0 1c146-12 244 109 364 161 114 49 221 122 296 218 71 90 137 188 208 278 73 91 152 181 244 253 105 82 142 194 229 284 76 80 126 182 180 281 57 102 91 207 156 304 69 105 106 228 159 341 46 98 94 196 134 297 41 101 79 204 118 308s104 198 127 307c21 102 101 177 123 279 19 91 41 184 56 279 16 93-1 190 38 281l31 91 50 88 58 78">
          <text:p/>
        </draw:path>
        <draw:path draw:style-name="gr7" draw:text-style-name="P1" draw:layer="layout" svg:width="3.769cm" svg:height="3.421cm" draw:transform="rotate (1.10706234453979) translate (4.03212401851572cm 16.7335616987346cm)" svg:viewBox="0 0 3770 3422" svg:d="m0 3c123-21 221 66 322 114 119 56 243 104 367 144 129 42 247 109 364 177 115 67 239 122 351 195 96 62 197 123 287 194 111 88 218 183 321 283 92 91 206 162 317 232 108 68 195 171 258 283 64 115 172 193 266 280 112 104 214 217 321 325 90 89 179 183 250 287 55 80 95 171 147 254 52 83 104 164 119 257 16 100 46 192 51 292l29 102v0">
          <text:p/>
        </draw:path>
        <draw:path draw:style-name="gr7" draw:text-style-name="P1" draw:layer="layout" svg:width="4.357cm" svg:height="1.572cm" draw:transform="rotate (0.667588438887705) translate (3.94827976177712cm 16.354817888217cm)" svg:viewBox="0 0 4358 1573" svg:d="m0 3c117-18 222 53 336 47 127-6 262-29 385 16 112 40 233 57 347 92 112 35 236 17 345 67 116 54 245 79 359 140 97 51 203 88 305 132 98 42 197 83 286 141 104 69 219 116 324 183 108 69 225 127 344 174 119 47 247 72 374 92 136 20 260 93 382 156 85 43 171 86 252 138 88 57 191 91 274 156l45 36">
          <text:p/>
        </draw:path>
        <draw:path draw:style-name="gr6" draw:text-style-name="P1" draw:layer="layout" svg:width="4.772cm" svg:height="0.73cm" draw:transform="rotate (0.563392282543663) translate (3.88975619920138cm 16.5107865782549cm)" svg:viewBox="0 0 4773 731" svg:d="m0 42c122 0 243-20 364-28 129-9 257-1 387-12 106-9 214 19 321 24 131 6 262 7 394 13 126 6 249 32 373 46 129 15 246 69 367 110 140 47 291 73 423 143 94 51 198 80 299 111 105 32 218 21 326 16 121-6 246 3 367 19 125 17 248 45 372 68 101 18 203 31 308 60 115 31 228 69 350 65l85 43 37 11">
          <text:p/>
        </draw:path>
        <draw:path draw:style-name="gr7" draw:text-style-name="P1" draw:layer="layout" svg:width="5.246cm" svg:height="0.732cm" draw:transform="rotate (0.563392282543663) translate (3.75874725167227cm 16.2304337489952cm)" svg:viewBox="0 0 5247 733" svg:d="m0 4c149-20 286 40 432 60 123 17 246 39 365 75 128 39 263 63 389 111 116 43 236 69 349 120 98 43 206 65 309 94 109 32 221 58 332 76 110 18 225 25 336 34 168 13 336 38 503 71 103 21 200 55 308 61 113 7 227 20 342 26 141 7 283-18 423-34 115-13 232 16 347 17 118 2 237 4 357 2 133-1 287 14 399-83l56-20">
          <text:p/>
        </draw:path>
        <draw:path draw:style-name="gr6" draw:text-style-name="P1" draw:layer="layout" svg:width="5.062cm" svg:height="0.181cm" draw:transform="rotate (0.245044226979958) translate (3.54889573408675cm 16.037587509703cm)" svg:viewBox="0 0 5063 182" svg:d="m0 17c112 22 222-3 337 16 120 20 242-1 364-16 105-13 213 4 321 2 120-2 241 27 362 33 115 5 234 5 350 0 126-5 254-5 379 7 144 13 290-2 435 11 115 10 235 3 351 0 111-3 214 44 328 53 107 8 215 9 321 2s215-13 320-37c121-26 241-64 363-84 96-16 196 22 293 34s194 30 291 44l89 32 92 23 67 45">
          <text:p/>
        </draw:path>
        <draw:path draw:style-name="gr7" draw:text-style-name="P1" draw:layer="layout" svg:width="5.008cm" svg:height="1.494cm" draw:transform="rotate (0.219911485751244) translate (3.54778262242586cm 14.9345873463213cm)" svg:viewBox="0 0 5009 1495" svg:d="m0 1495c163 0 328-13 490-25 135-10 264-54 390-97 115-39 238-49 356-76 102-23 202-61 307-76 114-15 204-89 316-113 111-24 227-33 335-71 117-42 231-97 350-135 143-46 271-126 415-168 128-38 234-129 365-161 125-29 219-125 344-155 113-27 227-66 343-59 118 8 229-20 334-61 131-50 230-165 373-197l141-66 104-35 46 10">
          <text:p/>
        </draw:path>
        <draw:path draw:style-name="gr6" draw:text-style-name="P1" draw:layer="layout" svg:width="1.317cm" svg:height="5.232cm" draw:transform="rotate (-2.02737445911623) translate (10.6656692431669cm 10.7155027986301cm)" svg:viewBox="0 0 1318 5233" svg:d="m0 5229c117 26 167-93 243-150 86-65 174-133 258-202 89-72 177-157 230-260 68-131 111-278 139-425 23-126 39-254 54-385 15-138 41-277 69-414 26-122 29-247 50-371 19-113-13-235 19-346 33-116 115-221 100-355-15-136 34-274 75-405 39-125 47-259 61-388 14-125 8-251 16-377 6-105 6-212-11-321-16-104-64-194-82-296-17-100-61-193-108-283l-33-90-33-88-25-73">
          <text:p/>
        </draw:path>
        <draw:path draw:style-name="gr7" draw:text-style-name="P1" draw:layer="layout" svg:width="4.789cm" svg:height="2.459cm" draw:transform="rotate (-0.357268897883172) translate (4.72546098011242cm 9.01305886269793cm)" svg:viewBox="0 0 4790 2460" svg:d="m0 244c108-10 213 30 322 1 93-25 194-19 286-46 102-30 207-39 308-65 106-27 217-26 325-51 112-25 228-39 342-57 113-18 231-37 346-18 132 22 251 131 387 118 155-15 265 70 410 99 131 26 268 53 376 142 109 91 261 76 373 163 90 69 167 157 257 228 95 74 181 165 233 275 51 108 129 205 231 268 103 62 167 172 208 285 36 98 66 196 100 296 33 95 92 175 146 258 52 79 151 155 121 268l19 52">
          <text:p/>
        </draw:path>
        <draw:path draw:style-name="gr6" draw:text-style-name="P1" draw:layer="layout" svg:width="5.562cm" svg:height="1.175cm" draw:transform="rotate (-0.847880950618685) translate (5.74843584509638cm 8.26536277944315cm)" svg:viewBox="0 0 5563 1176" svg:d="m0 1175c117 4 250-2 349-81 93-74 213-111 311-180 104-73 237-53 354-102 119-51 240-98 359-150 101-44 212-70 315-114 100-42 201-88 299-139 108-56 216-120 324-181 124-71 254-152 397-165 152-14 311 7 460-36 135-39 263 17 392 43 118 24 238 47 364 44 136-4 270-36 405-45 121-9 237-53 358-63 140-12 287-8 424 34 117 35 241 55 361 91l83 48 8 33">
          <text:p/>
        </draw:path>
        <draw:path draw:style-name="gr6" draw:text-style-name="P1" draw:layer="layout" svg:width="5.242cm" svg:height="0.966cm" draw:transform="rotate (-1.0484192816728) translate (6.43750995363602cm 8.23831111552221cm)" svg:viewBox="0 0 5243 967" svg:d="m0 951c119-14 239-3 360 0 114 3 235 43 348-18 102-56 218-91 318-155 111-70 252-61 364-139 118-82 265-100 399-163 126-59 270-75 408-102 148-30 296-65 435-132 113-55 228-111 345-162 122-52 258-90 393-78 113 10 230 2 344 46 125 48 267 29 400 45 122 14 246 27 370 38 122 11 240-22 361-21 103 0 204 29 301 64l97 2">
          <text:p/>
        </draw:path>
        <draw:path draw:style-name="gr7" draw:text-style-name="P1" draw:layer="layout" svg:width="4.583cm" svg:height="4.288cm" draw:transform="rotate (0.135612082879934) translate (4.16693773623573cm 9.14654368663861cm)" svg:viewBox="0 0 4584 4289" svg:d="m0 0c105-4 207 31 307 61 103 32 204 68 310 100 114 36 226 87 334 141 97 49 203 82 295 145 86 59 189 91 288 125 109 37 219 70 328 112 103 41 198 104 270 190 84 101 184 191 287 277 92 78 177 181 293 222 159 56 270 189 367 316 77 102 186 180 290 259 114 87 244 167 322 292 70 113 171 207 242 320 82 129 220 162 294 297 66 122 191 217 228 355 29 111 14 230 10 345-3 112-35 225-28 339 8 129 94 230 144 345l3 48">
          <text:p/>
        </draw:path>
        <draw:path draw:style-name="gr8" draw:text-style-name="P1" draw:layer="layout" svg:width="6.021cm" svg:height="0.394cm" draw:transform="rotate (-0.522377045121804) translate (5.37825051494203cm 8.97482389284121cm)" svg:viewBox="0 0 6022 395" svg:d="m0 79c140 4 278-8 419-12 152-4 289 68 443 50 127-16 259-18 387-48 146-34 308-73 456-22 166 58 343 42 513 20 139-17 277-64 420-67 121-2 261 13 349 115 90 105 208 188 336 243 135 58 292 34 437 21 147-14 294-5 441 8 155 13 310-14 458-57 127-38 256-76 388-104 111-23 220-54 328-91 116-39 236-66 360-75l110 1 121 40 56 22">
          <text:p/>
        </draw:path>
        <draw:path draw:style-name="gr7" draw:text-style-name="P1" draw:layer="layout" svg:width="0.939cm" svg:height="5.442cm" draw:transform="rotate (-2.0931733719164) translate (10.4898190738116cm 11.3620028761442cm)" svg:viewBox="0 0 940 5443" svg:d="m0 5442c117 13 215-68 288-144 82-87 158-190 176-320 17-124 57-249 131-358 71-103 35-236 26-353-8-112-2-226 1-339 4-127 49-251 67-376 17-118 23-239 34-358 12-131 13-267 44-396 30-121 25-242 76-361 67-152 69-329 43-493-20-124-7-251-30-375-23-122-3-248 30-366 34-126 46-252 32-378-13-124-18-252 3-374 21-121 22-244 17-368l-26-83">
          <text:p/>
        </draw:path>
        <draw:path draw:style-name="gr8" draw:text-style-name="P1" draw:layer="layout" svg:width="5.619cm" svg:height="0.799cm" draw:transform="rotate (-0.66025805602933) translate (5.13272409486557cm 8.64026362932263cm)" svg:viewBox="0 0 5620 800" svg:d="m0 295c162-17 325-44 478-108 131-55 273-94 416-96 124-1 250-15 374-27 159-14 313-78 479-61 157 15 316 114 469 66 150-47 286-24 428-20 163 4 329 29 494 35 129 4 256-31 387-26 135 5 261 55 392 90 147 39 279-1 424 6 144 8 260 77 380 136 118 58 210 164 329 223 114 56 186 171 310 214l125 22 111 34 24 17">
          <text:p/>
        </draw:path>
        <draw:path draw:style-name="gr6" draw:text-style-name="P1" draw:layer="layout" svg:width="4.738cm" svg:height="2.821cm" draw:transform="rotate (-0.280299877870236) translate (4.42183521490594cm 9.13530933405708cm)" svg:viewBox="0 0 4739 2822" svg:d="m0 101c141 5 282 4 424 5 106 2 216 17 321-13 109-31 222-48 335-67 114-19 230-34 348-21 125 13 251 15 379 19 151 4 229 127 374 138 133 9 263 55 391 93 163 48 341 56 493 143 130 75 276 133 391 232 88 75 162 171 263 229 123 71 266 134 339 257 56 94 156 155 150 281-6 111 91 190 141 284 54 101 171 164 207 275 32 99 100 174 153 260s22 202 9 303l-16 113-26 115 11 75">
          <text:p/>
        </draw:path>
        <draw:path draw:style-name="gr9" draw:text-style-name="P1" draw:layer="layout" svg:width="5.386cm" svg:height="1.008cm" draw:transform="rotate (-0.841248699461108) translate (6.22305306516544cm 8.23858695451229cm)" svg:viewBox="0 0 5387 1009" svg:d="m0 1009c134-3 267-31 398-63 111-26 231-30 338-79 111-51 217-113 331-159 119-49 253-55 380-41 136 16 235-85 354-127 151-53 256 77 382 126 169 65 343-11 506-55 146-40 290-109 448-119 143-9 292 13 433-31 136-44 274-93 414-123 131-28 270-25 398-63 122-36 238-96 354-153 105-53 218-108 342-100l139-15 134-7 36 31">
          <text:p/>
        </draw:path>
        <draw:path draw:style-name="gr6" draw:text-style-name="P1" draw:layer="layout" svg:width="1.171cm" svg:height="0.786cm" draw:transform="rotate (-1.35088484104336) translate (7.68832017140937cm 9.75815420027636cm)" svg:viewBox="0 0 1172 787" svg:d="m0 783c124 17 251-19 358-84 106-64 195-155 278-248 81-92 174-176 277-248l104-74 76-79 79-50">
          <text:p/>
        </draw:path>
        <draw:path draw:style-name="gr6" draw:text-style-name="P1" draw:layer="layout" svg:width="1.752cm" svg:height="1.218cm" draw:transform="rotate (-1.35088484104336) translate (8.63854598132897cm 10.0899990764789cm)" svg:viewBox="0 0 1753 1219" svg:d="m0 1215c111 13 231-9 319-84 117-100 259-164 385-253 116-80 237-155 338-253 88-86 195-151 285-237 87-83 183-161 253-263l103-73 70-52">
          <text:p/>
        </draw:path>
        <draw:path draw:style-name="gr6" draw:text-style-name="P1" draw:layer="layout" svg:width="1.752cm" svg:height="1.218cm" draw:transform="rotate (-1.35088484104336) translate (8.63854598132897cm 10.0899990764789cm)" svg:viewBox="0 0 1753 1219" svg:d="m0 1215c111 13 231-9 319-84 117-100 259-164 385-253 116-80 237-155 338-253 88-86 195-151 285-237 87-83 183-161 253-263l103-73 70-52">
          <text:p/>
        </draw:path>
        <draw:path draw:style-name="gr6" draw:text-style-name="P1" draw:layer="layout" svg:width="0.453cm" svg:height="5.372cm" draw:transform="rotate (-2.15879775179138) translate (10.3196956016489cm 11.8724561237352cm)" svg:viewBox="0 0 454 5373" svg:d="m0 5373c139 8 177-154 207-252 38-126 122-224 184-338s43-233 57-356c15-128 1-261-31-388-27-106-48-217-50-330-1-133 13-267 5-401-8-145 29-288 19-433-8-109-22-220-16-330 7-126-29-244-21-373 8-137-22-275-26-414-3-118 0-239-24-358-23-114-19-233 7-346 30-126 6-241-30-355-34-107-84-212-56-337 25-115-5-237-10-356l8-6">
          <text:p/>
        </draw:path>
        <draw:path draw:style-name="gr6" draw:text-style-name="P1" draw:layer="layout" svg:width="4.743cm" svg:height="1.157cm" draw:transform="rotate (-0.569326402000443) translate (5.3698710413657cm 8.92220803869403cm)" svg:viewBox="0 0 4744 1158" svg:d="m0 267c117-3 236-34 351-11 114 22 221 13 320-26 107-41 224-55 330-98 128-52 254-20 383-33 126-12 256 10 383 2 126-8 253-19 378-40 121-20 246-78 368-56 123 22 188 163 297 236s227 128 373 109c113-14 240 3 340 75 105 76 251 64 361 127 97 55 201 104 291 174 102 79 227 60 314 157 65 72 125 154 217 199l38 76">
          <text:p/>
        </draw:path>
        <draw:path draw:style-name="gr8" draw:text-style-name="P1" draw:layer="layout" svg:width="5.492cm" svg:height="0.73cm" draw:transform="rotate (-0.7853981633973) translate (5.59109260594064cm 8.52590739405798cm)" svg:viewBox="0 0 5493 731" svg:d="m0 731c148 0 300-15 442-67 115-42 235-69 353-113 114-42 229-81 348-108 122-26 243-70 355-126 113-57 217-139 340-180 110-38 232-43 348-67 121-25 248-44 374-54 133-11 270-30 401 0 142 33 285 98 434 87 144-11 290-12 434-33 173-25 354-50 528-20 127 21 321-51 388 80 81 159 245 103 360 94 130-11 268-28 388-94v0">
          <text:p/>
        </draw:path>
        <draw:path draw:style-name="gr6" draw:text-style-name="P1" draw:layer="layout" svg:width="1.888cm" svg:height="2.244cm" draw:transform="rotate (1.24372162497092) translate (6.28402586945717cm 11.8937428112078cm)" svg:viewBox="0 0 1889 2245" svg:d="m0 2245c109-4 213-46 307-94 99-50 196-109 295-160 90-46 203-14 293-50 114-45 181-168 219-294 38-127 173-201 231-318 59-118 170-216 181-350 10-119 35-235 73-344 43-124 196-175 201-318 4-108 47-210 52-317l37 18">
          <text:p/>
        </draw:path>
        <draw:path draw:style-name="gr6" draw:text-style-name="P1" draw:layer="layout" svg:width="2.459cm" svg:height="1.016cm" draw:transform="rotate (1.3971360662212) translate (7.26687379392121cm 12.95037511059cm)" svg:viewBox="0 0 2460 1017" svg:d="m0 1016c118 6 206-78 320-93 111-15 221 2 332-21 98-21 194-83 298-52 130 38 172-113 272-143 98-31 188-80 292-90 112-11 225-37 335-59 143-29 155-198 293-243 103-34 192-106 276-174l40-102 2-39">
          <text:p/>
        </draw:path>
        <draw:path draw:style-name="gr6" draw:text-style-name="P1" draw:layer="layout" svg:width="2.459cm" svg:height="1.016cm" draw:transform="rotate (1.3971360662212) translate (7.29287379392122cm 12.97637511059cm)" svg:viewBox="0 0 2460 1017" svg:d="m0 1016c118 6 206-78 320-93 111-15 221 2 332-21 98-21 194-83 298-52 130 38 172-113 272-143 98-31 188-80 292-90 112-11 225-37 335-59 143-29 155-198 293-243 103-34 192-106 276-174l40-102 2-39">
          <text:p/>
        </draw:path>
        <draw:path draw:style-name="gr7" draw:text-style-name="P1" draw:layer="layout" svg:width="3.817cm" svg:height="3.283cm" draw:transform="rotate (1.5707963267946) translate (5.35800000000339cm 12.9180000000029cm)" svg:viewBox="0 0 3818 3284" svg:d="m0 3279c117-4 237 19 350-10 102-26 198-82 302-94 112-13 221-33 331-47 107-14 215-39 312-85 112-53 233-94 359-95 118-1 222-75 340-75 147 0 247-119 359-189 97-61 201-145 208-274 6-116-16-229-9-341 6-102-45-196-29-293 22-135 242-145 237-274-7-174 112-174 198-274 85-99 180-166 274-245 98-82 159-193 236-293 89-116 241-90 284-255 27-105 30-209 47-312l19-104-10-19">
          <text:p/>
        </draw:path>
        <draw:path draw:style-name="gr7" draw:text-style-name="P1" draw:layer="layout" svg:width="5.024cm" svg:height="1.386cm" draw:transform="rotate (2.23105438282393) translate (8.24065614279778cm 12.9745547568011cm)" svg:viewBox="0 0 5025 1387" svg:d="m0 1387c150 0 303-11 445-50 116-32 237-50 344-104 121-60 254-86 382-121 145-40 297-57 439-102 146-47 300-71 454-78 124-6 248-13 369-60 125-49 267-28 397-63 131-35 264-64 387-130 116-62 240-116 366-146 124-30 205-117 325-142 126-27 234-102 353-146 126-47 268 12 384-48 101-53 187-132 296-166l84-31">
          <text:p/>
        </draw:path>
        <draw:path draw:style-name="gr8" draw:text-style-name="P1" draw:layer="layout" svg:width="1.906cm" svg:height="3.697cm" draw:transform="rotate (-2.05285626619653) translate (17.2730709023009cm 13.7495580432955cm)" svg:viewBox="0 0 1907 3698" svg:d="m1673 3688c171 56 126-146 200-236 63-77 26-206-19-302-40-84-55-180-107-263-55-88-75-198-142-281-69-85-129-178-173-281-44-106-172-134-235-231-68-106-153-203-229-303-64-84-110-183-169-273-61-92-101-198-181-278-83-83-167-166-236-261-62-88-104-189-136-293-30-98-76-196-98-297-22-105-101-182-115-290l-30-90-3-9">
          <text:p/>
        </draw:path>
        <draw:path draw:style-name="gr8" draw:text-style-name="P1" draw:layer="layout" svg:width="4.151cm" svg:height="1.843cm" draw:transform="rotate (0.752411440534613) translate (12.6670665204399cm 14.9977738025814cm)" svg:viewBox="0 0 4152 1844" svg:d="m0 3c125-11 252 7 372 49s232 94 352 134c109 37 217 92 331 105 136 14 248 75 384 97 125 19 246 55 364 102 120 48 245 91 367 136 111 42 208 104 301 174s198 115 301 162c98 44 193 101 282 164 89 64 181 131 271 197 103 76 230 106 341 166 95 52 217 80 280 179l66 70 64 69 76 37">
          <text:p/>
        </draw:path>
        <draw:path draw:style-name="gr8" draw:text-style-name="P1" draw:layer="layout" svg:width="3.733cm" svg:height="0.747cm" draw:transform="rotate (0.35203291012719) translate (12.9888909984115cm 13.9883368552172cm)" svg:viewBox="0 0 3734 748" svg:d="m0 2c108-11 210 34 310 67 108 35 207 96 310 143 99 45 188 101 294 133 109 34 219 80 332 103 103 20 206 48 311 66 116 20 230 67 345 99 118 32 238 69 360 95 112 25 229 6 342 9 115 4 230 17 346 23 124 6 258 25 374-27 107-48 225-69 341-67l69-26">
          <text:p/>
        </draw:path>
        <draw:path draw:style-name="gr8" draw:text-style-name="P1" draw:layer="layout" svg:width="3.706cm" svg:height="0.683cm" draw:transform="rotate (0.116413461108) translate (12.7711907104791cm 13.5751512357931cm)" svg:viewBox="0 0 3707 684" svg:d="m0 683c120 7 238-16 358-14 119 1 239-5 358-16 114-10 230-6 344 1 104 7 210 3 314 2 107-1 215 5 323 5 123 0 249-2 371-21 127-20 258-34 382-67 114-31 232-22 342-59 108-37 219-33 318-115 94-80 203-150 328-181l110-76 81-76 78-66">
          <text:p/>
        </draw:path>
        <draw:path draw:style-name="gr8" draw:text-style-name="P1" draw:layer="layout" svg:width="2.633cm" svg:height="3.597cm" draw:transform="rotate (-2.77263004971767) translate (13.401665634473cm 19.2310013070072cm)" svg:viewBox="0 0 2634 3598" svg:d="m0 3598c125-1 250-7 369-39 119-33 237-71 355-106 127-39 257-69 380-117 126-50 260-80 381-147 97-53 141-142 190-230 55-98 135-184 190-281 53-91 110-174 139-281 27-96 67-190 118-278 59-101 86-218 135-323 50-108 92-221 129-335 30-88 63-178 111-261 47-80 91-171 102-265 14-109 22-224-1-335-23-113 106-218-18-321l-24-121-64-95-57-63">
          <text:p/>
        </draw:path>
        <draw:path draw:style-name="gr8" draw:text-style-name="P1" draw:layer="layout" svg:width="2.33cm" svg:height="3.695cm" draw:transform="rotate (-0.401251195033421) translate (9.33727616141982cm 15.966992092595cm)" svg:viewBox="0 0 2331 3696" svg:d="m0 3c109-12 217 13 323 37 126 28 248 77 370 121 120 44 216 138 330 198 100 52 179 136 240 227 80 118 212 165 314 257 99 88 179 197 283 280 87 69 95 181 118 279 25 104 69 202 117 299 55 109 100 225 145 339 34 90 58 189 49 287-11 134-11 272 17 403 23 106 42 221 1 318-48 115 33 204-11 312l-20 121-58 129-35 86">
          <text:p/>
        </draw:path>
        <draw:path draw:style-name="gr8" draw:text-style-name="P1" draw:layer="layout" svg:width="4.031cm" svg:height="1.712cm" draw:transform="rotate (-2.18969007955167) translate (12.4266021562601cm 17.0454428412729cm)" svg:viewBox="0 0 4032 1713" svg:d="m0 1707c133 13 273 5 394-48 95-42 184-68 282-109 107-45 214-75 314-130 100-56 213-78 313-131 102-54 216-68 319-123 85-46 175-94 244-162 81-78 179-130 258-207 76-72 164-125 238-204 73-77 166-135 267-178 97-43 192-93 292-128 105-36 206-80 317-109 114-29 223-82 338-113 102-27 212-7 312-49l105-16 39 7">
          <text:p/>
        </draw:path>
        <draw:path draw:style-name="gr8" draw:text-style-name="P1" draw:layer="layout" svg:width="4.228cm" svg:height="1.32cm" draw:transform="rotate (-1.81898214642815) translate (11.7347219929065cm 16.312027746198cm)" svg:viewBox="0 0 4229 1321" svg:d="m0 1315c129 8 260 11 387-10 102-17 202-57 295-104 102-52 215-78 316-139 96-57 192-116 286-180 85-58 188-93 293-113 98-19 194-64 293-74 109-12 204-62 311-79 117-19 237-37 354-70 98-29 201-54 301-77s209-21 307-58c109-41 221-82 328-131 102-48 219-58 312-118 100-66 197-27 290-83l98-36 58-43">
          <text:p/>
        </draw:path>
        <draw:path draw:style-name="gr8" draw:text-style-name="P1" draw:layer="layout" svg:width="4.26cm" svg:height="0.549cm" draw:transform="rotate (-1.43518424391467) translate (10.353358793985cm 15.9619618639513cm)" svg:viewBox="0 0 4261 550" svg:d="m0 407c117-9 234-37 345-77 106-39 222-64 314-138 104-84 226-156 358-180 101-19 213-16 313 14 101 32 201 56 302 89s211 45 313 81c102 36 214 26 322 25 121-2 247 2 367 31 119 28 246 39 359 96 86 43 173 106 272 104 103-2 197 39 300 41 110 2 215 44 326 54 98 9 200-6 293-45l77-9">
          <text:p/>
        </draw:path>
        <draw:path draw:style-name="gr10" draw:text-style-name="P1" draw:layer="layout" svg:width="2.686cm" svg:height="2.402cm" draw:transform="rotate (-2.13593393859144) translate (16.2492079541525cm 12.6246029937093cm)" svg:viewBox="0 0 2687 2403" svg:d="m0 64c58 7 114-11 170-21 50-8 100-17 150-22 52-5 106-8 158-16 55-8 115-7 168 11 53 18 111 16 166 17 66 1 134 18 188 54 53 34 117 48 168 83 51 35 111 57 159 96 52 43 104 86 153 130 41 37 87 71 125 112 37 39 81 75 119 113 47 45 106 68 157 103 53 36 99 87 128 146 28 55 62 108 99 158 35 48 93 75 132 119 38 43 80 83 123 121 44 40 78 91 111 139 30 45 62 88 83 138 22 52 39 104 61 155 19 46 19 93 46 133 31 46 1 100 16 148 18 55-2 118-33 163-29 41-76 68-117 96l-34 55-25 63-11 45">
          <text:p/>
        </draw:path>
        <draw:path draw:style-name="gr7" draw:text-style-name="P1" draw:layer="layout" svg:width="2.922cm" svg:height="2.144cm" draw:transform="rotate (-2.31465565399563) translate (16.3875799165181cm 12.7529590484582cm)" svg:viewBox="0 0 2923 2145" svg:d="m0 168c64 11 122-22 182-34 54-11 119-4 160-48 39-44 100-44 150-64 54-23 119-32 176-8 57 25 123 15 185 14 66-1 131 26 197 35 71 9 128 47 193 70 67 24 139 37 195 82 61 49 128 95 199 124 58 23 122 38 173 73 60 42 135 41 190 102 42 45 100 77 142 121 41 43 95 70 137 114 36 38 78 74 113 112 39 43 85 83 132 116 54 39 114 73 156 124 33 42 69 84 99 127 28 40 50 87 81 123 41 49 20 107 37 161 17 52 28 107 26 159-3 61-97 77-52 153 37 64-19 125-51 174-29 45-46 96-94 124l-35 23">
          <text:p/>
        </draw:path>
        <draw:path draw:style-name="gr6" draw:text-style-name="P1" draw:layer="layout" svg:width="0.941cm" svg:height="3.235cm" draw:transform="rotate (-1.22557020075137) translate (16.2549493420092cm 12.3354979333073cm)" svg:viewBox="0 0 942 3236" svg:d="m0 3229c68 2 143 23 206-21 57-39 136-31 192-70 45-32 78-82 120-118 39-34 69-78 110-111 47-39 74-95 113-143 33-40 77-75 100-123 26-53 21-117 38-174 16-52 27-109 32-165 7-64 10-130 12-194 1-62 3-126 8-190 4-57 4-117 6-175 3-60 5-121 5-182-1-60-15-120-14-181 0-64 26-133 1-194-28-66 4-127-2-191-6-57-2-117-4-175-3-65 9-129 4-193-5-64-13-131-25-197-11-58-13-124-52-170-45-53-80-117-119-175-30-46-93-60-146-65l-56 1-14-23">
          <text:p/>
        </draw:path>
        <draw:path draw:style-name="gr8" draw:text-style-name="P1" draw:layer="layout" svg:width="0.741cm" svg:height="3.538cm" draw:transform="rotate (-1.32976635709542) translate (16.3939085523175cm 12.6218807257715cm)" svg:viewBox="0 0 742 3539" svg:d="m0 3c64-16 95 38 148 63 50 24 90 47 133 83 39 34 69 71 110 104 45 36 79 87 112 135 34 50 79 96 112 146 38 56 57 122 75 187 18 65 36 135 45 204 12 89-12 178-5 266 5 62-5 124 7 187 10 55 5 113-6 168-11 58-30 114-14 178 16 67-9 136-20 202-9 53-21 106-27 158-6 55-3 112-9 166-6 55-21 110-25 165-4 67-25 132-24 200 1 56-24 111-23 164 1 56-8 113-30 163-22 53-33 104-55 156-23 53-40 111-56 166-19 58-59 101-78 157l-23 41-25 46-13 31">
          <text:p/>
        </draw:path>
        <draw:path draw:style-name="gr8" draw:text-style-name="P1" draw:layer="layout" svg:width="4.525cm" svg:height="0.472cm" draw:transform="rotate (-2.84174508809782) translate (17.0995995488083cm 13.6078077838185cm)" svg:viewBox="0 0 4526 473" svg:d="m0 2c67-11 122 30 179 50 63 22 125 49 185 79 63 32 123 70 194 84s140 42 210 39c75-3 140 50 213 35 76-15 154-8 229 3 70 10 141 15 208 31 78 18 158 39 237 52 72 13 146 20 217 37 86 21 176 12 261 31 79 18 158 11 237 14 89 2 177 28 265 8 104-23 211-50 318-45 90 3 181 11 268 29 76 15 156 10 229-11 74-22 114-111 187-123 97-17 194 30 291 34 78 4 158 0 229-37s152-25 229-23l71 2 58 16 11-8">
          <text:p/>
        </draw:path>
        <draw:path draw:style-name="gr6" draw:text-style-name="P1" draw:layer="layout" svg:width="4.172cm" svg:height="2.518cm" draw:transform="rotate (2.86565609884895) translate (16.6006644395008cm 16.2245631670597cm)" svg:viewBox="0 0 4173 2519" svg:d="m0 2518c104 7 207-15 308-25 107-11 213 6 319-1 97-6 194-15 288-41 108-31 191-109 295-140 109-32 210-83 305-141 106-66 199-151 303-220 110-74 217-161 308-257 79-82 173-142 271-190 92-45 201-36 295-68 107-38 219-56 327-91 114-36 241-53 342-119 112-73 181-202 237-327 46-101 120-191 163-294 51-126 140-232 250-303 109-70 83-207 162-294l-9-7">
          <text:p/>
        </draw:path>
        <draw:path draw:style-name="gr6" draw:text-style-name="P1" draw:layer="layout" svg:width="2.77cm" svg:height="2.661cm" draw:transform="rotate (-2.04884200891694) translate (16.3604248582302cm 12.2669817564544cm)" svg:viewBox="0 0 2771 2662" svg:d="m0 130c101 23 184-32 283-46 86-11 169-48 256-64 97-17 202-33 296-3 97 30 195 29 293 43 112 17 238 42 320 128 97 103 251 111 332 226 54 78 111 153 175 222 86 91 124 209 201 304 67 83 146 151 207 239 61 88 105 179 176 258 66 74 144 150 164 245 24 111 50 210 66 321 18 123-118 154-155 235-56 126-200 85-235 217l-74 88-56 111-26 8">
          <text:p/>
        </draw:path>
        <draw:path draw:style-name="gr6" draw:text-style-name="P1" draw:layer="layout" svg:width="2.858cm" svg:height="2.487cm" draw:transform="rotate (-2.10329628157916) translate (16.3955844903923cm 12.466488360443cm)" svg:viewBox="0 0 2859 2488" svg:d="m0 54c95 1 190 6 285 3s189-44 285-45c105-1 206-22 310-6 108 18 216 44 321 74 112 33 235 39 330 120s175 181 277 252c105 73 190 165 286 249 95 82 172 185 250 281 62 77 95 173 138 259 60 121 113 248 171 368 53 109 104 220 130 338 20 91 2 190 41 277l35 90-9 99 1 75">
          <text:p/>
        </draw:path>
        <draw:path draw:style-name="gr6" draw:text-style-name="P1" draw:layer="layout" svg:width="3.013cm" svg:height="2.115cm" draw:transform="rotate (-2.24292262173868) translate (16.2640270945949cm 12.847507863208cm)" svg:viewBox="0 0 3014 2116" svg:d="m0 40c110-13 225 7 331-22 109-31 218-13 327-11 120 3 242 42 348 98 95 51 184 113 275 171 108 67 229 112 340 173 98 55 190 121 277 189 97 76 182 170 290 232 96 55 174 138 251 214 88 88 186 171 253 273 56 85 135 146 162 253 26 106 122 185 143 294l12 94-3 103 8 15">
          <text:p/>
        </draw:path>
        <draw:path draw:style-name="gr6" draw:text-style-name="P1" draw:layer="layout" svg:width="4.959cm" svg:height="0.583cm" draw:transform="rotate (-2.87787340361409) translate (17.4305967417411cm 13.6402717586385cm)" svg:viewBox="0 0 4960 584" svg:d="m0 4c133-23 235 64 347 109 107 42 223 66 328 110 95 41 199 63 288 113 93 53 201 54 295 95 89 39 186 56 280 69 105 15 206 51 313 56 118 5 236 31 356 27 126-3 254-18 378-2 133 17 250-43 382-49 170-7 337-54 507-69 130-12 259-44 389-46s241-60 360-89c125-31 257-15 380-48 122-33 219 39 333 35l24 11">
          <text:p/>
        </draw:path>
        <draw:path draw:style-name="gr6" draw:text-style-name="P1" draw:layer="layout" svg:width="4.888cm" svg:height="1.018cm" draw:transform="rotate (3.09115263820657) translate (17.5195778382206cm 14.7091620186745cm)" svg:viewBox="0 0 4889 1019" svg:d="m0 925c101 10 201 2 300 17s201 15 298 34c105 19 210 32 315 35 98 3 195 1 292 8 90 5 179-17 268-14 108 4 206-31 314-27 113 4 226-8 338-15 127-7 254-3 377-27 107-22 218-52 307-125 99-82 229-114 353-137 126-24 255-35 379-64 114-26 215-87 325-123 147-47 293-103 429-173 126-65 269-23 377-125l98-69 107-85 12-35">
          <text:p/>
        </draw:path>
        <draw:path draw:style-name="gr8" draw:text-style-name="P1" draw:layer="layout" svg:width="2.938cm" svg:height="2.681cm" draw:transform="rotate (-2.16228841029655) translate (16.6107007641409cm 12.2080481271234cm)" svg:viewBox="0 0 2939 2682" svg:d="m0 367c98 6 200-13 282-60 82-48 168-70 249-114 92-49 201-54 299-88 93-32 189-48 283-80 110-38 231-25 345-11 114 14 244 12 339 87 88 68 166 153 249 226 98 87 170 201 253 301 79 96 140 208 230 293 75 70 124 163 157 257 32 90 80 173 109 261 34 103 50 210 84 311 30 90 61 185 60 282-1 116-46 228-106 320-67 103-91 224-150 330l-23-8">
          <text:p/>
        </draw:path>
        <draw:path draw:style-name="gr7" draw:text-style-name="P1" draw:layer="layout" svg:width="1.942cm" svg:height="3.325cm" draw:transform="rotate (-1.73468274355802) translate (16.330080929907cm 12.239471499219cm)" svg:viewBox="0 0 1943 3326" svg:d="m0 1c97-5 196 5 291 26 100 22 198 59 300 79s189 88 282 133c96 47 208 58 309 97 102 40 192 113 264 194 71 80 146 165 168 273 20 99 74 188 106 282 36 107 52 220 88 327 30 88 40 181 53 273 14 98 14 192 26 291s24 195 36 291c11 89 48 184-18 274-55 75-45 177-79 264-43 109-131 183-168 291l-44 88-53 89-53 53">
          <text:p/>
        </draw:path>
        <draw:path draw:style-name="gr8" draw:text-style-name="P1" draw:layer="layout" svg:width="4.677cm" svg:height="1.326cm" draw:transform="rotate (-2.70875099909587) translate (17.5631109901529cm 13.716498995885cm)" svg:viewBox="0 0 4678 1327" svg:d="m0 5c106-17 219 12 300 76 86 67 174 136 256 205 80 67 144 151 230 209 89 61 173 125 278 158 114 35 226 83 327 147 102 64 216 105 336 133 103 23 208 58 310 29 121-34 237 17 357 8 132-9 262 31 394 33 126 2 253 10 379 23s247 41 368 69c120 27 239 7 355-4 125-13 257-24 372 18 103 37 211 42 299 108l74 81 43 29">
          <text:p/>
        </draw:path>
        <draw:path draw:style-name="gr8" draw:text-style-name="P1" draw:layer="layout" svg:width="5.621cm" svg:height="2.819cm" draw:transform="rotate (-2.29632969684851) translate (8.34496380190067cm 13.486843100556cm)" svg:viewBox="0 0 5622 2820" svg:d="m0 309c234 85 428-63 632-137 191-70 389-102 585-140 215-43 448-51 660 27 215 78 409 219 633 262 334 64 561 308 876 402 214 65 427 144 608 288 152 121 285 263 413 411 125 146 225 291 387 411 155 116 257 290 373 447s266 283 373 447l82 93">
          <text:p/>
        </draw:path>
        <draw:path draw:style-name="gr8" draw:text-style-name="P1" draw:layer="layout" svg:width="3.501cm" svg:height="4.093cm" draw:transform="rotate (2.617993877991) translate (6.82065503153291cm 19.1734119309764cm)" svg:viewBox="0 0 3502 4094" svg:d="m0 4033c228-6 450 108 674 39 171-53 345-103 502-188 166-90 339-165 507-252 169-89 279-240 446-319 193-92 290-286 458-407 166-119 282-296 375-482 103-208 205-416 286-632 93-250 105-524 182-778 62-202 107-414 34-611l-88-152-88-153-77-98">
          <text:p/>
        </draw:path>
        <draw:path draw:style-name="gr6" draw:text-style-name="P1" draw:layer="layout" svg:width="4.54cm" svg:height="3.253cm" draw:transform="rotate (2.89166150470366) translate (8.26262662850677cm 18.4970864522717cm)" svg:viewBox="0 0 4541 3254" svg:d="m0 3252c187 2 372 6 561-15 203-23 400-45 603-63 205-18 399-90 606-119 233-33 459-106 676-208 191-91 386-176 563-290 188-120 380-243 532-409 147-160 312-296 469-447 176-169 278-389 373-605 80-183 53-376 74-565l42-193 8-184 34-154">
          <text:p/>
        </draw:path>
        <draw:path draw:style-name="gr6" draw:text-style-name="P1" draw:layer="layout" svg:width="4.575cm" svg:height="3.667cm" draw:transform="skewX (6.05343978622233E-017) rotate (-2.03453030904941) translate (8.308cm 13.564cm)" svg:viewBox="0 0 4576 3668" svg:d="m0 0c250 5 487 115 734 126 262 11 518 54 749 157 204 91 394 211 568 347 177 140 353 272 513 435 176 179 318 390 536 520 178 105 303 240 466 378 157 134 275 308 363 490 97 201 203 389 323 568 119 176 210 370 284 568l40 79">
          <text:p/>
        </draw:path>
        <draw:path draw:style-name="gr7" draw:text-style-name="P1" draw:layer="layout" svg:width="5.185cm" svg:height="1.408cm" draw:transform="rotate (-2.52444423008412) translate (8.48500008990417cm 14.3760001266947cm)" svg:viewBox="0 0 5186 1409" svg:d="m0 0c224 0 445 63 646 157 180 84 383 102 563 182 225 100 455 187 671 303 187 101 401 132 607 151 205 18 394 90 609 86 212-4 398 142 603 188 233 53 468 100 705 134 214 31 416 119 616 199l166 9">
          <text:p/>
        </draw:path>
        <draw:path draw:style-name="gr7" draw:text-style-name="P1" draw:layer="layout" svg:width="5.306cm" svg:height="0.817cm" draw:transform="rotate (-2.55149683349003) translate (8.573cm 14.587cm)" svg:viewBox="0 0 5307 818" svg:d="m0 0c191 26 390 45 562 143 171 98 366 148 533 251 203 124 452 57 670 108 187 44 368 112 558 120 226 9 447 94 675 69 221-24 435 27 655 36 202 8 403 54 602 84 240 36 470-70 705-101l229-58 118-113">
          <text:p/>
        </draw:path>
        <draw:path draw:style-name="gr10" draw:text-style-name="P1" draw:layer="layout" svg:width="5.341cm" svg:height="0.891cm" draw:transform="rotate (0.422369678982548) translate (3.652cm 16.422cm)" svg:viewBox="0 0 5342 892" svg:d="m0 0c193 13 387 6 578 47 178 38 365 36 541 88 208 61 426 102 644 116 215 13 423 19 641 36 209 16 420-28 631-26 202 1 405 0 608 22 212 23 400 126 607 157 202 30 383 123 561 214 165 84 354 99 499 224l32 14">
          <text:p/>
        </draw:path>
        <draw:path draw:style-name="gr8" draw:text-style-name="P1" draw:layer="layout" svg:width="1.685cm" svg:height="3.984cm" draw:transform="rotate (-0.216595360172455) translate (9.21284543357582cm 15.9939800298494cm)" svg:viewBox="0 0 1686 3985" svg:d="m0 23c250-108 355 198 548 276 209 85 410 209 558 401 127 163 311 297 380 495 60 176 55 373 121 550 69 186 23 352 66 546 40 186-25 382-55 572-34 215-103 422-189 619-81 187-190 404-402 469l8 34">
          <text:p/>
        </draw:path>
        <draw:path draw:style-name="gr8" draw:text-style-name="P1" draw:layer="layout" svg:width="3.221cm" svg:height="2.867cm" draw:transform="rotate (-2.47924020245748) translate (13.8340133744092cm 18.243230797392cm)" svg:viewBox="0 0 3222 2868" svg:d="m0 2847c227 1 454 32 681 17 235-17 470-55 704-100 228-43 490-9 684-160 162-126 326-271 422-454s149-386 229-582c69-170 66-369 228-492 141-108 303-248 270-462-32-205-130-387-233-561l18-53">
          <text:p/>
        </draw:path>
        <draw:path draw:style-name="gr8" draw:text-style-name="P1" draw:layer="layout" svg:width="3.861cm" svg:height="1.874cm" draw:transform="rotate (-2.07624367817206) translate (13.0001265050302cm 16.9406407032592cm)" svg:viewBox="0 0 3862 1875" svg:d="m0 1875c202-6 416 15 606-73 203-94 428-103 644-75 229 30 347-90 557-86 177 4 350-81 506-179 149-93 316-175 428-318 123-157 277-280 441-405 169-129 432-29 477-304l77-225 103-178 23-32">
          <text:p/>
        </draw:path>
        <draw:path draw:style-name="gr6" draw:text-style-name="P1" draw:layer="layout" svg:width="3.468cm" svg:height="3.129cm" draw:transform="rotate (-2.48325445973706) translate (13.974630145593cm 18.1617185279782cm)" svg:viewBox="0 0 3469 3130" svg:d="m0 3092c215 33 429-4 645 31 263 43 503-132 761-147 225-13 375-158 530-282 148-118 288-255 460-336s266-239 365-386c123-183 259-352 414-505 143-142 344-311 283-540-58-218-26-470-185-655l-63-206 28-66">
          <text:p/>
        </draw:path>
        <draw:path draw:style-name="gr6" draw:text-style-name="P1" draw:layer="layout" svg:width="4.359cm" svg:height="0.591cm" draw:transform="rotate (-1.89822009446867) translate (11.1973773823495cm 16.2233315696868cm)" svg:viewBox="0 0 4360 592" svg:d="m0 592c192 1 378-49 569-82 224-37 437-104 657-148 179-36 356-112 541-109 225 3 434-73 652-110 179-30 341-139 528-142 201-4 403 15 604 19 241 4 421 179 658 186l151 4">
          <text:p/>
        </draw:path>
        <draw:path draw:style-name="gr6" draw:text-style-name="P1" draw:layer="layout" svg:width="1.776cm" svg:height="3.69cm" draw:transform="rotate (0.222704012554434) translate (8.65746625262937cm 16.3351952683118cm)" svg:viewBox="0 0 1777 3691" svg:d="m0 3688c205 22 410-94 516-281 105-185 321-276 431-463 107-182 184-379 321-543 146-173 185-403 282-605 91-190 25-416 51-622 23-182-13-389 86-541 132-202 30-371 90-558l-92-75">
          <text:p/>
        </draw:path>
        <draw:path draw:style-name="gr6" draw:text-style-name="P1" draw:layer="layout" svg:width="1.594cm" svg:height="3.982cm" draw:transform="rotate (2.81992847244671) translate (11.2187562263896cm 20.1437315314411cm)" svg:viewBox="0 0 1595 3983" svg:d="m0 1c274-16 466 205 659 357 158 124 212 323 279 501 67 180 2 388 60 575 60 194 169 357 285 518 133 186 81 420 134 625 59 224 247 413 150 675-91 248-196 488-296 731l-22-12">
          <text:p/>
        </draw:path>
        <draw:path draw:style-name="gr6" draw:text-style-name="P1" draw:layer="layout" svg:width="3.043cm" svg:height="4.436cm" draw:transform="skewX (-7.65647145386583E-017) rotate (-2.72690242331543) translate (10.3246221945591cm 11.5307713619959cm)" svg:viewBox="0 0 3044 4437" svg:d="m0 14c206-67 364 119 463 262 120 173 291 310 485 387 180 71 350 158 488 291 169 163 218 416 323 624 98 194 237 357 366 527 156 208 173 469 294 689 109 200 296 337 367 566 67 217-14 441 103 643l97 216 58 218-27-70">
          <text:p/>
        </draw:path>
        <draw:path draw:style-name="gr6" draw:text-style-name="P1" draw:layer="layout" svg:width="4.567cm" svg:height="2.615cm" draw:transform="rotate (1.5707963267946) translate (5.66200000000407cm 13.0520000000023cm)" svg:viewBox="0 0 4568 2616" svg:d="m0 2540c189-4 375-65 564 0 186 64 388 87 582 71 202-17 391-110 582-176 192-66 386-131 582-177 253-59 308-311 406-494 119-223 340-372 441-599 96-215 261-376 406-547 129-153 330-278 546-247 271 39 208-340 459-371l-71 159">
          <text:p/>
        </draw:path>
        <draw:path draw:style-name="gr8" draw:text-style-name="P1" draw:layer="layout" svg:width="4.144cm" svg:height="2.591cm" draw:transform="rotate (1.5707963267946) translate (5.88429979653224cm 12.9110000000023cm)" svg:viewBox="0 0 4145 2592" svg:d="m0 2583c214 47 396-108 599-123 191-14 371 32 565-106 177-126 383-202 582-283 216-88 351-228 547-352 173-110 204-350 300-529 108-202 266-364 441-512 184-156 273-429 493-529 175-80 345-177 547-141l71 88">
          <text:p/>
        </draw:path>
        <draw:path draw:style-name="gr8" draw:text-style-name="P1" draw:layer="layout" svg:width="5.204cm" svg:height="3.87cm" draw:transform="rotate (-2.55359122859242) translate (16.6428457666385cm 9.56577686151098cm)" svg:viewBox="0 0 5205 3871" svg:d="m0 3865c240-49 458 46 709-15 205-50 427 32 636 0 206-31 347-255 553-288 236-38 395-200 611-250 233-54 379-233 583-333 179-88 313-252 411-425 89-159 212-299 332-436 137-156 265-319 402-474 132-151 230-327 347-489 108-149 182-318 260-485 76-164 231-289 273-474l39-186 49-10">
          <text:p/>
        </draw:path>
        <draw:path draw:style-name="gr8" draw:text-style-name="P1" draw:layer="layout" svg:width="6.812cm" svg:height="1.236cm" draw:transform="rotate (-1.98810455094637) translate (13.9700733281867cm 6.09405503165491cm)" svg:viewBox="0 0 6813 1237" svg:d="m0 1197c446 180 638-293 1028-380 368-81 627-379 1047-424 397-43 768-136 1150-279 403-151 856-81 1282-67 395 14 803 71 1186-23 621-153 424 479 758 667l287 297 75 82">
          <text:p/>
        </draw:path>
        <draw:path draw:style-name="gr8" draw:text-style-name="P1" draw:layer="layout" svg:width="6.016cm" svg:height="3.092cm" draw:transform="rotate (-2.41605928353529) translate (16.4607527896263cm 8.49537002170515cm)" svg:viewBox="0 0 6017 3093" svg:d="m0 3009c470-88 943-13 1404 66 511 88 935-169 1379-332 349-129 605-433 884-678 291-256 626-461 960-658 343-201 651-455 958-707l283-267 129-357 20-76">
          <text:p/>
        </draw:path>
        <draw:path draw:style-name="gr7" draw:text-style-name="P1" draw:layer="layout" svg:width="4.444cm" svg:height="5.405cm" draw:transform="skewX (-4.6740518607479E-017) rotate (-2.72166643555944) translate (16.8443879814728cm 11.1198049915691cm)" svg:viewBox="0 0 4445 5406" svg:d="m0 5147c435-125 628 402 1100 220 406-156 828-323 1089-711 221-327 363-669 719-916 329-227 607-522 896-798 295-281 360-715 522-1080 165-371 120-774 92-1157l-101-470-9-235">
          <text:p/>
        </draw:path>
        <draw:path draw:style-name="gr7" draw:text-style-name="P1" draw:layer="layout" svg:width="6.352cm" svg:height="1.719cm" draw:transform="rotate (-1.78739168696706) translate (13.275306536992cm 5.94783963959223cm)" svg:viewBox="0 0 6353 1720" svg:d="m0 264c378-18 757-18 1133-104 345-80 704-151 1057-124 443 33 877-97 1301 2 419 98 843 103 1243 232 484 156 888 496 1295 799l179 322 145 329v0">
          <text:p/>
        </draw:path>
        <draw:path draw:style-name="gr7" draw:text-style-name="P1" draw:layer="layout" svg:width="5.362cm" svg:height="3.969cm" draw:transform="skewX (-5.22923548757625E-017) rotate (-2.58361089172672) translate (16.2265402243028cm 9.50744293116919cm)" svg:viewBox="0 0 5363 3970" svg:d="m0 3929c449 183 722-307 1072-452 409-170 736-442 1066-708s733-423 1117-592c401-175 781-445 1014-823 226-366 479-735 851-965l236-311 7-78">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9-25T09:50:57</meta:creation-date>
    <dc:date>2011-09-25T17:25:02</dc:date>
    <meta:editing-duration>PT6H46M50S</meta:editing-duration>
    <meta:editing-cycles>6</meta:editing-cycles>
    <meta:generator>LibreOffice/3.3$Linux LibreOffice_project/330m19$Build-202</meta:generator>
    <meta:document-statistic meta:object-count="128"/>
  </office:meta>
</office:document-meta>
</file>